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28cm" fo:min-width="3.5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5pt" style:font-size-asian="15pt" style:font-size-complex="15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9933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color="#ff3333" fo:font-size="18pt" style:font-size-asian="18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color="#009933" fo:font-size="15pt" style:font-size-asian="15pt" style:font-size-complex="15pt"/>
    </style:style>
    <style:style style:name="T2" style:family="text">
      <style:text-properties fo:color="#0000ff" fo:font-size="15pt" style:font-size-asian="15pt" style:font-size-complex="15pt"/>
    </style:style>
    <style:style style:name="T3" style:family="text">
      <style:text-properties fo:color="#ff3333" fo:font-size="15pt" style:font-size-asian="15pt" style:font-size-complex="15pt"/>
    </style:style>
    <style:style style:name="T4" style:family="text">
      <style:text-properties fo:color="#009933" fo:font-size="18pt" style:font-size-asian="18pt" style:font-size-complex="18pt"/>
    </style:style>
    <style:style style:name="T5" style:family="text">
      <style:text-properties fo:color="#ff3333" fo:font-size="18pt" style:font-size-asian="18pt" style:font-size-complex="18pt"/>
    </style:style>
    <style:style style:name="T6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528cm" svg:height="5.543cm" svg:x="1.016cm" svg:y="1.016cm">
          <draw:text-box>
            <text:p><text:span text:style-name="T1">00:03.0 Host bridge: Red Hat, Inc. QEMU PCIe Expander bridge</text:span></text:p>
            <text:p><text:span text:style-name="T1">00:04.0 Host bridge: Red Hat, Inc. QEMU PCIe Expander bridge</text:span></text:p>
            <text:p><text:span text:style-name="T2">02:00.0 PCI bridge: Intel Corporation 7500/5520/5500/X58 I/O Hub PCI Express Root Port 0 (rev 02)</text:span></text:p>
            <text:p><text:span text:style-name="T2">02:01.0 PCI bridge: Intel Corporation 7500/5520/5500/X58 I/O Hub PCI Express Root Port 0 (rev 02)</text:span></text:p>
            <text:p><text:span text:style-name="T3">03:00.0 Ethernet controller: Intel Corporation 82574L Gigabit Network Connection</text:span></text:p>
            <text:p><text:span text:style-name="T3">04:00.0 Ethernet controller: Intel Corporation 82574L Gigabit Network Connection</text:span></text:p>
            <text:p><text:span text:style-name="T2">08:00.0 PCI bridge: Intel Corporation 7500/5520/5500/X58 I/O Hub PCI Express Root Port 0 (rev 02)</text:span></text:p>
            <text:p><text:span text:style-name="T3">09:00.0 Ethernet controller: Intel Corporation 82574L Gigabit Network Connection</text:span></text:p>
          </draw:text-box>
        </draw:frame>
        <draw:frame draw:style-name="gr2" draw:text-style-name="P2" draw:layer="layout" svg:width="12.7cm" svg:height="8.783cm" svg:x="1.27cm" svg:y="8.128cm">
          <draw:text-box>
            <text:p># lspci -t</text:p>
            <text:p>-+-[0000:08]---00.0-[09]----00.0</text:p>
            <text:p><text:s/>+-[0000:02]-+-00.0-[03]----00.0</text:p>
            <text:p><text:s/>| <text:s text:c="18"/>\-01.0-[04]----00.0</text:p>
            <text:p><text:s/>\-[0000:00]-+-00.0</text:p>
            <text:p><text:s text:c="19"/>+-01.0</text:p>
            <text:p><text:s text:c="19"/>+-02.0</text:p>
            <text:p><text:s text:c="19"/>+-03.0</text:p>
            <text:p><text:s text:c="19"/>+-04.0</text:p>
            <text:p><text:s text:c="19"/>+-1f.0</text:p>
            <text:p><text:s text:c="19"/>+-1f.2</text:p>
            <text:p><text:s text:c="20"/>\-1f.3</text:p>
          </draw:text-box>
        </draw:frame>
        <draw:custom-shape draw:style-name="gr3" draw:text-style-name="P4" draw:layer="layout" svg:width="4.064cm" svg:height="1.778cm" svg:x="13.6cm" svg:y="6.8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1.778cm" svg:x="14.562cm" svg:y="10.006cm">
          <text:p text:style-name="P3"><text:span text:style-name="T4">Host bridge</text:span></text:p>
          <text:p text:style-name="P3"><text:span text:style-name="T4">00:03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9.088cm" svg:y1="9.962cm" svg:x2="25.812cm" svg:y2="9.962cm">
          <text:p/>
        </draw:line>
        <draw:line draw:style-name="gr4" draw:text-style-name="P6" draw:layer="layout" svg:x1="22.078cm" svg:y1="8.636cm" svg:x2="22.078cm" svg:y2="9.962cm">
          <text:p/>
        </draw:line>
        <draw:line draw:style-name="gr4" draw:text-style-name="P6" draw:layer="layout" svg:x1="27.64cm" svg:y1="8.636cm" svg:x2="27.708cm" svg:y2="16.256cm">
          <text:p/>
        </draw:line>
        <draw:custom-shape draw:style-name="gr3" draw:text-style-name="P7" draw:layer="layout" svg:width="4.064cm" svg:height="1.778cm" svg:x="20.004cm" svg:y="11.958cm">
          <text:p text:style-name="P3"><text:span text:style-name="T5">Ethernet</text:span></text:p>
          <text:p text:style-name="P3"><text:span text:style-name="T5">09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4.064cm" svg:height="1.778cm" svg:x="29.104cm" svg:y="10.858cm">
          <text:p text:style-name="P3"><text:span text:style-name="T5">Ethernet</text:span></text:p>
          <text:p text:style-name="P3"><text:span text:style-name="T5">03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316cm" svg:y1="9.962cm" svg:x2="21.316cm" svg:y2="11.958cm">
          <text:p/>
        </draw:line>
        <draw:frame draw:style-name="gr5" draw:text-style-name="P2" draw:layer="layout" svg:width="4.168cm" svg:height="1.673cm" svg:x="21.344cm" svg:y="10.102cm">
          <draw:text-box>
            <text:p>via <text:span text:style-name="T6">Root Port</text:span></text:p>
            <text:p><text:span text:style-name="T6">08:00.0</text:span></text:p>
          </draw:text-box>
        </draw:frame>
        <draw:frame draw:style-name="gr5" draw:text-style-name="P2" draw:layer="layout" svg:width="4.168cm" svg:height="1.673cm" svg:x="28.62cm" svg:y="8.995cm">
          <draw:text-box>
            <text:p>via <text:span text:style-name="T6">Root Port</text:span></text:p>
            <text:p><text:span text:style-name="T6">02:00.0</text:span></text:p>
          </draw:text-box>
        </draw:frame>
        <draw:custom-shape draw:style-name="gr3" draw:text-style-name="P4" draw:layer="layout" svg:width="4.064cm" svg:height="1.778cm" svg:x="20.7cm" svg:y="6.8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778cm" svg:x="27.1cm" svg:y="6.8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992cm" svg:y1="8.636cm" svg:x2="13.992cm" svg:y2="17.018cm">
          <text:p/>
        </draw:line>
        <draw:line draw:style-name="gr4" draw:text-style-name="P6" draw:layer="layout" svg:x1="13.992cm" svg:y1="10.914cm" svg:x2="14.5cm" svg:y2="10.914cm">
          <text:p/>
        </draw:line>
        <draw:custom-shape draw:style-name="gr3" draw:text-style-name="P5" draw:layer="layout" svg:width="4.064cm" svg:height="1.778cm" svg:x="14.562cm" svg:y="13.506cm">
          <text:p text:style-name="P3"><text:span text:style-name="T4">Host bridge</text:span></text:p>
          <text:p text:style-name="P3"><text:span text:style-name="T4">00:04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992cm" svg:y1="14.514cm" svg:x2="14.5cm" svg:y2="14.514cm">
          <text:p/>
        </draw:line>
        <draw:custom-shape draw:style-name="gr3" draw:text-style-name="P7" draw:layer="layout" svg:width="4.064cm" svg:height="1.778cm" svg:x="29.104cm" svg:y="14.658cm">
          <text:p text:style-name="P3"><text:span text:style-name="T5">Ethernet</text:span></text:p>
          <text:p text:style-name="P3"><text:span text:style-name="T5">04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7.64cm" svg:y1="11.684cm" svg:x2="29.104cm" svg:y2="11.684cm">
          <text:p/>
        </draw:line>
        <draw:line draw:style-name="gr4" draw:text-style-name="P6" draw:layer="layout" svg:x1="27.708cm" svg:y1="15.494cm" svg:x2="29.104cm" svg:y2="15.494cm">
          <text:p/>
        </draw:line>
        <draw:frame draw:style-name="gr5" draw:text-style-name="P2" draw:layer="layout" svg:width="4.168cm" svg:height="1.673cm" svg:x="28.62cm" svg:y="12.796cm">
          <draw:text-box>
            <text:p>via <text:span text:style-name="T6">Root Port</text:span></text:p>
            <text:p><text:span text:style-name="T6">02:01.0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08T15:00:11.738988581</dc:date>
    <meta:editing-duration>PT2H51M25S</meta:editing-duration>
    <meta:editing-cycles>226</meta:editing-cycles>
    <meta:generator>LibreOffice/5.1.6.2$Linux_X86_64 LibreOffice_project/10m0$Build-2</meta:generator>
    <meta:document-statistic meta:object-count="45"/>
  </office:meta>
</office:document-meta>
</file>